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961d" officeooo:paragraph-rsid="0004961d"/>
    </style:style>
    <style:style style:name="P2" style:family="paragraph" style:parent-style-name="Standard">
      <style:paragraph-properties fo:text-align="start" style:justify-single-word="false"/>
      <style:text-properties officeooo:rsid="0004961d" officeooo:paragraph-rsid="000496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1"/>
      <text:p text:style-name="P2">1-c</text:p>
      <text:p text:style-name="P2">2-d</text:p>
      <text:p text:style-name="P2">3-a</text:p>
      <text:p text:style-name="P2">4-a</text:p>
      <text:p text:style-name="P2">5-c</text:p>
      <text:p text:style-name="P2">6-b</text:p>
      <text:p text:style-name="P2">7-d</text:p>
      <text:p text:style-name="P2">8-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1:28:12.405783564</meta:creation-date>
    <dc:date>2020-10-23T11:30:03.483288797</dc:date>
    <meta:editing-duration>PT1M52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1" meta:character-count="46" meta:non-whitespace-character-count="44"/>
  </office:meta>
</office:document-meta>
</file>